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ServletConfig.DelegatingServletConfig( String servletName , @ Nullable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ServletPostProcessor.setServletContex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vletConfig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vletConfig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rvletPostProcessor.postProcessAfterInitialization( Object bean , String bean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ServletPostProcessor.setServletConfig( ServletConfig servlet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rvletPostProcessor.setUseSharedServletConfig( boolean useSharedServlet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vletConfig.getInitParameter( String para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rvletPostProcessor.postProcessBeforeDestruction( Object bean ,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ServletConfig.getServ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rvletPostProcessor.postProcessBeforeInitialization( Object bean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rvletPostProcessor.requiresDestruction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